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0d5e38"/>
    </style:style>
    <style:style style:name="T2" style:family="text">
      <style:text-properties officeooo:rsid="000e3a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pic : Staircase ramp ADC<text:tab/><text:span text:style-name="T2">Date:11.05.19</text:span><text:tab/><text:tab/><text:span text:style-name="T1">Name: Serkan Özel Number: 2015400123</text:span></text:p>
      <text:p text:style-name="Standard"/>
      <text:p text:style-name="P2">Links:</text:p>
      <text:p text:style-name="P2"/>
      <text:p text:style-name="Standard">1- <text:a xlink:type="simple" xlink:href="http://www.eeeguide.com/principles-of-adc/" text:style-name="Internet_20_link" text:visited-style-name="Visited_20_Internet_20_Link">http://www.eeeguide.com/principles-of-adc/</text:a></text:p>
      <text:p text:style-name="Standard"/>
      <text:p text:style-name="Standard">In this link staircase ramp ADC is explained beautifully because this is the first</text:p>
      <text:p text:style-name="Standard">link I am reading and I understand the topic very well. In the site there are figures,</text:p>
      <text:p text:style-name="Standard">such as internal circutry of staircase ramp adc, illustration of the "stair" concept. </text:p>
      <text:p text:style-name="Standard">I liked these figures.</text:p>
      <text:p text:style-name="Standard"/>
      <text:p text:style-name="Standard">2- <text:a xlink:type="simple" xlink:href="https://www.allaboutcircuits.com/textbook/digital/chpt-13/digital-ramp-adc/" text:style-name="Internet_20_link" text:visited-style-name="Visited_20_Internet_20_Link">https://www.allaboutcircuits.com/textbook/digital/chpt-13/digital-ramp-adc/</text:a></text:p>
      <text:p text:style-name="Standard"/>
      <text:p text:style-name="Standard">In this site there is a figure that is very good. It shows an anolog circuit in green</text:p>
      <text:p text:style-name="Standard">color and digital staircase steps as red under it. Another plot under it shows the </text:p>
      <text:p text:style-name="Standard">corresponding digital points decided. This helped me to understand how the circuit </text:p>
      <text:p text:style-name="Standard">works when input analog signal is not stationary. Moreover, I also understood that faster </text:p>
      <text:p text:style-name="Standard">counters are better. Second, since this site has a figure that is describing the internal</text:p>
      <text:p text:style-name="Standard">representation of the circuit in a more detailed way, I understood counter is resetted </text:p>
      <text:p text:style-name="Standard">when the signal exceeds input signal. Third, this site gave this insight: the lower the input's </text:p>
      <text:p text:style-name="Standard">signal power is lower the shorter distance between the corresponding digital points. Foutrh,</text:p>
      <text:p text:style-name="Standard">I found two different and good disadvanteges of the staircase ramp adc with good justification.</text:p>
      <text:p text:style-name="Standard"/>
      <text:p text:style-name="Standard">3- <text:a xlink:type="simple" xlink:href="http://hyperphysics.phy-astr.gsu.edu/hbase/Electronic/adc.html#c2" text:style-name="Internet_20_link" text:visited-style-name="Visited_20_Internet_20_Link">http://hyperphysics.phy-astr.gsu.edu/hbase/Electronic/adc.html#c2</text:a></text:p>
      <text:p text:style-name="Standard"/>
      <text:p text:style-name="Standard">I liked this explanation because there are explanatory texts in the image of internal representation</text:p>
      <text:p text:style-name="Standard">of the circuit. Next to every component in the circuit, the explanation exists. </text:p>
      <text:p text:style-name="Standard"/>
      <text:p text:style-name="P2">Videos:</text:p>
      <text:p text:style-name="P1"/>
      <text:p text:style-name="Standard">1-<text:a xlink:type="simple" xlink:href="https://www.youtube.com/watch?v=ktn7w8yv4Tg" text:style-name="Internet_20_link" text:visited-style-name="Visited_20_Internet_20_Link">https://www.youtube.com/watch?v=ktn7w8yv4Tg</text:a></text:p>
      <text:p text:style-name="Standard"/>
      <text:p text:style-name="Standard">In this video, there is a woman describing the concept very well and slowly. I liked the explanation.</text:p>
      <text:p text:style-name="Standard">Also she points out the "digital" and "analog" concepts very well. Again, she explains why we call </text:p>
      <text:p text:style-name="Standard">counter type to this type perfectly. The diagram, fluence, everything was good. </text:p>
      <text:p text:style-name="Standard"/>
      <text:p text:style-name="Standard">2-<text:a xlink:type="simple" xlink:href="https://www.youtube.com/watch?v=mj7rNMPopCA" text:style-name="Internet_20_link" text:visited-style-name="Visited_20_Internet_20_Link">https://www.youtube.com/watch?v=mj7rNMPopCA</text:a></text:p>
      <text:p text:style-name="Standard"/>
      <text:p text:style-name="Standard">In this video, diagrams and text that are written on the notebook are very clear, this is plus. </text:p>
      <text:p text:style-name="Standard">Another upvote that I give to this video is, he follows through circuit and explains what happens</text:p>
      <text:p text:style-name="Standard">where. At the end, he explains what resolution is and what is its formula. The conversion from analog</text:p>
      <text:p text:style-name="Standard">sinusoidal signal is shown by drawing analog signal and stair underneath it.</text:p>
      <text:p text:style-name="Standard"/>
      <text:p text:style-name="Standard"/>
      <text:p text:style-name="Standard">3-<text:a xlink:type="simple" xlink:href="https://www.youtube.com/watch?v=UUBz-8PNZhA" text:style-name="Internet_20_link" text:visited-style-name="Visited_20_Internet_20_Link">https://www.youtube.com/watch?v=UUBz-8PNZhA</text:a></text:p>
      <text:p text:style-name="Standard"/>
      <text:p text:style-name="Standard">The sound is good, fluency is good also. There is not a face looking to you, you follow it from paper,</text:p>
      <text:p text:style-name="Standard">but quality is good. First, classification of adcs is done which is good. He gave example of truth table</text:p>
      <text:p text:style-name="Standard">to show how conversion results would b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8:54:22.819560517</meta:creation-date>
    <dc:date>2019-05-11T18:57:59.088645459</dc:date>
    <meta:editing-duration>PT3M34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34" meta:word-count="389" meta:character-count="2569" meta:non-whitespace-character-count="2203"/>
  </office:meta>
</office:document-meta>
</file>